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05ef77" officeooo:paragraph-rsid="0005ef77" style:font-size-asian="10pt" style:font-size-complex="10pt"/>
    </style:style>
    <style:style style:name="P2" style:family="paragraph" style:parent-style-name="Text_20_body">
      <style:text-properties officeooo:paragraph-rsid="0005ef77"/>
    </style:style>
    <style:style style:name="P3" style:family="paragraph" style:parent-style-name="Text_20_body">
      <style:text-properties fo:font-size="10pt" officeooo:rsid="0005ef77" officeooo:paragraph-rsid="0005ef77" style:font-size-asian="10pt" style:font-size-complex="10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font-size="10pt" officeooo:paragraph-rsid="0005ef77" style:font-size-asian="10pt" style:font-size-complex="10pt"/>
    </style:style>
    <style:style style:name="T1" style:family="text">
      <style:text-properties officeooo:rsid="0005e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our Name] [Your Address] </text:p>
      <text:p text:style-name="P3">[City, State, ZIP Code] </text:p>
      <text:p text:style-name="P3">[Your Email Address]</text:p>
      <text:p text:style-name="P3"><text:s/>[Your Phone Number] [Date]</text:p>
      <text:p text:style-name="P5">[Recipient's Name] </text:p>
      <text:p text:style-name="P5">[Recipient's Title] </text:p>
      <text:p text:style-name="P5">[Company Name] </text:p>
      <text:p text:style-name="P5">[Company Address]</text:p>
      <text:p text:style-name="P5"><text:s/>[City, State, ZIP Code]</text:p>
      <text:p text:style-name="P4">Dear [Recipient's Name],</text:p>
      <text:p text:style-name="P4">I am writing to express my strong interest in the Tier I Security Analyst position at <text:span text:style-name="T1">E</text:span>Sentire, Inc., as advertised in the job posting. With a keen dedication to <text:span text:style-name="T1">C</text:span>ybersecurity fundamentals and industry best practices, I am excited about the opportunity to contribute my skills and knowledge to the Global Security Operations Centre <text:s/>team.</text:p>
      <text:p text:style-name="P4">The alignment between my background and the responsibilities outlined in the job description has truly resonated with me. I have consistently demonstrated my commitment to the <text:span text:style-name="T1">C</text:span>ybersecurity field by incorporating it into my daily routine. As part of my routine, I engage in practising SOC analyst skills, staying up-to-date with the latest threat landscape, and refining my incident response techniques. Moreover, I have set up a project lab focused on intrusion detection, vulnerability management, and network security, where I continuously enhance my technical skills and knowledge.</text:p>
      <text:p text:style-name="P4">My educational background in <text:span text:style-name="T1">CyberSecurity</text:span> <text:span text:style-name="T1">at Lighthouse Labs </text:span>has provided me with a strong foundation in networking and security principles, which are essential for effective Tier I security analysis. My experience with Intrusion Detection Systems (IDS), packet capture analysis using Wireshark, and scripting languages such as Python and Bash align with the technical requirements of the role.</text:p>
      <text:p text:style-name="P4">In addition to my technical skills, I possess a highly analytical mind with acute attention to detail—a quality that I believe is crucial in analyzing security signals accurately. My dedication to quality of service and effective communication, both written and verbal, allows me to convey complex security concepts to clients effectively.</text:p>
      <text:p text:style-name="P4">What stands out to me about <text:span text:style-name="T1">E</text:span>Sentire is its reputation as the Authority in Managed Detection and Response. The opportunity to work alongside experienced professionals, access cutting-edge XDR technology, and contribute to securing critical data aligns perfectly with my career aspirations.</text:p>
      <text:p text:style-name="P4">I am particularly excited about the chance to work in a fast-paced environment like the GSOC, where I can leverage my skills to contribute to <text:span text:style-name="T1">E</text:span>Sentire’s mission of mitigating business risks and ensuring security at scale.</text:p>
      <text:p text:style-name="P4">Enclosed is my resume, which provides further details about my qualifications and experiences. I appreciate your time and consideration and would welcome the opportunity to discuss my potential contributions to the <text:span text:style-name="T1">GSOC</text:span> team in greater detail.</text:p>
      <text:p text:style-name="P4">Thank you for considering my application. I look forward to the opportunity for an interview.</text:p>
      <text:p text:style-name="P4">Sincerely,</text:p>
      <text:p text:style-name="P4">[Your Full Name] [Your LinkedIn Profile (optional)] [Attachments: Resum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1T21:13:43.726000000</meta:creation-date>
    <dc:date>2023-08-22T00:03:42.295000000</dc:date>
    <meta:editing-duration>PT2H49M58S</meta:editing-duration>
    <meta:editing-cycles>1</meta:editing-cycles>
    <meta:document-statistic meta:table-count="0" meta:image-count="0" meta:object-count="0" meta:page-count="1" meta:paragraph-count="20" meta:word-count="417" meta:character-count="2803" meta:non-whitespace-character-count="2399"/>
    <meta:generator>LibreOffice/7.5.5.2$Windows_X86_64 LibreOffice_project/ca8fe7424262805f223b9a2334bc7181abbcbf5e</meta:generator>
  </office:meta>
</office:document-meta>
</file>